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"/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paragraph-properties fo:line-height="100%"/>
    </style:style>
    <style:style style:name="P2" style:family="paragraph" style:parent-style-name="Heading_20_3">
      <style:paragraph-properties fo:line-height="100%"/>
    </style:style>
    <style:style style:name="P3" style:family="paragraph" style:parent-style-name="Text_20_body" style:list-style-name="L3">
      <style:paragraph-properties fo:line-height="100%"/>
      <style:text-properties officeooo:rsid="00070d20" officeooo:paragraph-rsid="00070d20"/>
    </style:style>
    <style:style style:name="P4" style:family="paragraph" style:parent-style-name="Text_20_body" style:list-style-name="L5">
      <style:paragraph-properties fo:line-height="100%"/>
      <style:text-properties officeooo:rsid="00070d20" officeooo:paragraph-rsid="00070d20"/>
    </style:style>
    <style:style style:name="P5" style:family="paragraph" style:parent-style-name="Text_20_body" style:list-style-name="L6">
      <style:paragraph-properties fo:line-height="100%"/>
      <style:text-properties officeooo:rsid="00070d20" officeooo:paragraph-rsid="00070d20"/>
    </style:style>
    <style:style style:name="P6" style:family="paragraph" style:parent-style-name="Text_20_body" style:list-style-name="L7">
      <style:paragraph-properties fo:line-height="100%"/>
      <style:text-properties officeooo:rsid="00070d20" officeooo:paragraph-rsid="00070d20"/>
    </style:style>
    <style:style style:name="P7" style:family="paragraph" style:parent-style-name="Text_20_body">
      <style:paragraph-properties fo:line-height="100%"/>
    </style:style>
    <style:style style:name="P8" style:family="paragraph" style:parent-style-name="Text_20_body" style:list-style-name="L4">
      <style:paragraph-properties fo:line-height="100%"/>
    </style:style>
    <style:style style:name="P9" style:family="paragraph" style:parent-style-name="Text_20_body" style:list-style-name="L6">
      <style:paragraph-properties fo:line-height="100%"/>
      <style:text-properties officeooo:paragraph-rsid="00070d20"/>
    </style:style>
    <style:style style:name="P10" style:family="paragraph" style:parent-style-name="Text_20_body" style:list-style-name="L7">
      <style:paragraph-properties fo:line-height="100%"/>
      <style:text-properties officeooo:paragraph-rsid="00070d20"/>
    </style:style>
    <style:style style:name="P11" style:family="paragraph" style:parent-style-name="Text_20_body" style:list-style-name="L3">
      <style:paragraph-properties fo:line-height="100%"/>
      <style:text-properties officeooo:paragraph-rsid="00070d20"/>
    </style:style>
    <style:style style:name="T1" style:family="text">
      <style:text-properties officeooo:rsid="00070d2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8a741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cutive Summary</text:p>
      <text:p text:style-name="P7"/>
      <text:h text:style-name="P2" text:outline-level="3">Team Name: <text:s/><text:span text:style-name="T2">$team</text:span></text:h>
      <text:h text:style-name="P2" text:outline-level="3">Team Members:</text:h>
      <text:list xml:id="list1838743958287835084" text:style-name="L4">
        <text:list-item>
          <text:p text:style-name="P8">Meng Xiao <text:s/>(<text:a xlink:type="simple" xlink:href="mailto:meng.noah.xiao@gmail.com" text:style-name="Internet_20_link" text:visited-style-name="Visited_20_Internet_20_Link">meng.noah.xiao@gmail.com</text:a>)</text:p>
        </text:list-item>
        <text:list-item>
          <text:p text:style-name="P8">Songsong Guan ( <text:a xlink:type="simple" xlink:href="mailto:songs.guan@gmail.com" text:style-name="Internet_20_link" text:visited-style-name="Visited_20_Internet_20_Link">songs.guan@gmail.com</text:a>)</text:p>
        </text:list-item>
        <text:list-item>
          <text:p text:style-name="P8">Tianxiang Liu (<text:a xlink:type="simple" xlink:href="mailto:ivan.liu@servian.com.au" text:style-name="Internet_20_link" text:visited-style-name="Visited_20_Internet_20_Link">ivan.liu@servian.com.au</text:a>)</text:p>
        </text:list-item>
        <text:list-item>
          <text:p text:style-name="P8">Vader Thiru (<text:a xlink:type="simple" xlink:href="mailto:vader.thiru@servian.com.au" text:style-name="Internet_20_link" text:visited-style-name="Visited_20_Internet_20_Link">vader.thiru@servian.com.au</text:a>)</text:p>
        </text:list-item>
      </text:list>
      <text:h text:style-name="P2" text:outline-level="3">Visualisations</text:h>
      <text:list xml:id="list6348079363358530524" text:style-name="L3">
        <text:list-item>
          <text:p text:style-name="P3">Bets by Account Number</text:p>
        </text:list-item>
        <text:list-item>
          <text:p text:style-name="P3">Expectations vs. Actual returns</text:p>
        </text:list-item>
        <text:list-item>
          <text:p text:style-name="P3">Total Profit/Loss by game</text:p>
        </text:list-item>
        <text:list-item>
          <text:p text:style-name="P3">Bet Place Time / Size by game</text:p>
        </text:list-item>
        <text:list-item>
          <text:p text:style-name="P3">Bet Place Time to Settle Time by game</text:p>
        </text:list-item>
        <text:list-item>
          <text:p text:style-name="P3">Place Time vs Open Time clustering with size</text:p>
        </text:list-item>
        <text:list-item>
          <text:p text:style-name="P3">Biggest Winners and Losers</text:p>
        </text:list-item>
        <text:list-item>
          <text:p text:style-name="P3">RFM Model</text:p>
        </text:list-item>
        <text:list-item>
          <text:p text:style-name="P11"><text:span text:style-name="T1">K-means clustering heat map</text:span></text:p>
        </text:list-item>
      </text:list>
      <text:h text:style-name="P2" text:outline-level="3">Insights</text:h>
      <text:list xml:id="list7885080880123528535" text:style-name="L6">
        <text:list-item>
          <text:p text:style-name="P5">The games with large total profits and losses can be predicted based on certain preconditions</text:p>
        </text:list-item>
        <text:list-item>
          <text:p text:style-name="P9"><text:span text:style-name="T1">High-spenders are located in certain geographic regions and have certain betting patterns</text:span></text:p>
        </text:list-item>
      </text:list>
      <text:list xml:id="list3309096574805925378" text:style-name="L7">
        <text:list-item>
          <text:p text:style-name="P6">An RFM model of betters can be used to identify uplift opportunities</text:p>
        </text:list-item>
        <text:list-item>
          <text:p text:style-name="P6">A K-means clustering model identifies with<text:span text:style-name="T3">in</text:span> one of those categories exactly which customers should be targeted for a possible increase in commission revenue.</text:p>
        </text:list-item>
        <text:list-item>
          <text:p text:style-name="P10"><text:span text:style-name="T1">More detail saved for presentation...</text:span></text:p>
        </text:list-item>
      </text:list>
      <text:h text:style-name="P2" text:outline-level="3">Tools</text:h>
      <text:list xml:id="list2527389089100440269" text:style-name="L5">
        <text:list-item>
          <text:p text:style-name="P4">R</text:p>
        </text:list-item>
        <text:list-item>
          <text:p text:style-name="P4">Tableau</text:p>
        </text:list-item>
        <text:list-item>
          <text:p text:style-name="P4">MySQL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" svg:font-family="Helvetica"/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23:34:52.456723000</meta:creation-date>
    <dc:date>2015-10-21T23:53:05.671276000</dc:date>
    <meta:editing-duration>PT18M12S</meta:editing-duration>
    <meta:editing-cycles>3</meta:editing-cycles>
    <meta:generator>LibreOffice/5.0.2.2$MacOSX_X86_64 LibreOffice_project/37b43f919e4de5eeaca9b9755ed688758a8251fe</meta:generator>
    <meta:document-statistic meta:table-count="0" meta:image-count="0" meta:object-count="0" meta:page-count="1" meta:paragraph-count="27" meta:word-count="159" meta:character-count="956" meta:non-whitespace-character-count="843"/>
  </office:meta>
</office:document-meta>
</file>